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variant="normal" fo:text-transform="none" fo:color="#2a8a15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ar Dr Creswell, <text:a xlink:type="simple" xlink:href="mailto:lcreswell@jhu.edu" office:target-frame-name="_blank" xlink:show="new" text:style-name="Internet_20_link" text:visited-style-name="Visited_20_Internet_20_Link"><text:span text:style-name="T1">lcreswell@jhu.edu</text:span></text:a> <text:s/></text:p>
      <text:p text:style-name="Standard"/>
      <text:p text:style-name="Standard">I recently started a running website. <text:s/>I want to include some data I collected relating training miles run and resting heart rate but need some background information. <text:s text:c="2"/>From what I read on your Athlete's Heart Blog, you might be willing to help me out. </text:p>
      <text:p text:style-name="Standard"/>
      <text:p text:style-name="Standard">First I would like to give you some background information. <text:s/>I have a PhD in Physics and taught and did research with studentsat Allegheny College for 34 years. <text:s/>I retired in 2006. <text:s/>I started running in 1959 and have been training and racing every year since then. I am now 73 years old. <text:s/>From 1959 until 1962 my running was intermittant. <text:s/>During the sumer of 1962 I started training almost every day and continue to do so. <text:s/>To read more about my running history you can visit my website at jimruns.com. </text:p>
      <text:p text:style-name="Standard"/>
      <text:p text:style-name="Standard">Now I want to discuss the reason I have contacted you. <text:s/>From the Fall of 1962 until the Fall of 1964 I trained hard and won events in college and later in road races. <text:s/>During this period my resting heart rate (RHR) was near 40 bpm and sometimes a few beats lower. On Nov. xxx. <text:s/>After that event I decided I would cut back on my running partly because I felt I was tired and partly because I had started graduate studies. <text:s/>Over the next x weeks I averaged x miles/week. <text:s/>Then over the following x weeks I did not run at all. <text:s/>My RHR rose to about 60 bpm. <text:s/>Around the beginning of 1965 I decided I would start training for the Boston Marathon. <text:s/>I only had a few months to get back in shape and so I built up my mileage quickly. <text:s/>Fortunately when I decided to start running again I also decided to measure and record my RHR in my training log. <text:s/>The RHR record spans a <text:s/>x month period. <text:s/>I had not looked at that record until just recently when I was studying my old training log books.</text:p>
      <text:p text:style-name="Standard"/>
      <text:p text:style-name="Standard">I have overlaid two graphs in the figure I have attached. <text:s/>The data in these graphs was taken starting at the time I began training again in the beginning of 1965 and ending in July of that year. <text:s/>One graph is a series of open squares with the position of each square representing the total miles run during a particular week. <text:s/>These squares are plotted as a function of the date at mid-week. <text:s/>The other graph is a series of filled circles with the position of each circle representing the average RHR for a particular week. In most cases I measured the RHR every morning of the week so the average RHR is the average of seven values. <text:s/>The scale for the “miles graph” is on the left. <text:s/>The scale for the “RHR” graph is on the right. <text:s/></text:p>
      <text:p text:style-name="Standard"/>
      <text:p text:style-name="Standard">Of course, if I had a good coach during the period of interest, I would have been advised to increase my mileage more slowly. <text:s/>On the other hand if I had increased my mileage in a reasonable way, the relationship between the two graphs probably would not be as interesting as it is. <text:s/>Because of the high mileage, I injured one of my knees in March. <text:s/>I kept running and within a few more weeks it became impossible to run because of pain in my knee. <text:s/>Needless to say I didn't run Boston. <text:s/>In the middle of April I started running again and increased my milage more slowly with time. <text:s/>Thankfully my knee didn't bother me. <text:s/>On June 27 I ran the 12 mile St. Christopher's Road Race in Binghamton NY and came in second place with my fastest time in my five runs there. <text:s/>Interestingly on the morning of the St. Christopher's race in 1965 my RHR was 38, the lowest value recorded during the time period of interest. <text:s/>I has in good shape by June.</text:p>
      <text:p text:style-name="Standard"/>
      <text:p text:style-name="Standard">There are a few interesting things associated with the two graphs. <text:s/>They seem to</text:p>
      <text:p text:style-name="Standard"/>
      <text:p text:style-name="Standard"/>
      <text:p text:style-name="Standard"/>
      <text:p text:style-name="Standard"><text:a xlink:type="simple" xlink:href="http://www.athletesheart.org/about/" text:style-name="Internet_20_link" text:visited-style-name="Visited_20_Internet_20_Link">http://www.athletesheart.org/about/</text:a></text:p>
      <text:p text:style-name="Standard"/>
      <text:p text:style-name="Standard"><text:soft-page-break/>http://www.athletesheart.org/contact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22T18:31:42.82</meta:creation-date>
    <meta:generator>OpenOffice/4.1.0$Win32 OpenOffice.org_project/410m18$Build-9764</meta:generator>
    <dc:date>2016-03-24T22:56:03.68</dc:date>
    <dc:creator>James Lombardi</dc:creator>
    <meta:editing-duration>PT4H22M8S</meta:editing-duration>
    <meta:editing-cycles>15</meta:editing-cycles>
    <meta:document-statistic meta:table-count="0" meta:image-count="0" meta:object-count="0" meta:page-count="2" meta:paragraph-count="9" meta:word-count="662" meta:character-count="3599"/>
  </office:meta>
</office:document-meta>
</file>